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Tahoma" style:font-family-asian="Tahoma" style:font-family-complex="Tahoma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Tahoma" style:font-family-asian="Tahoma" style:font-family-complex="Tahoma" fo:background-color="transparent" style:use-window-font-color="true"/>
    </style:style>
    <style:style style:name="T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6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7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3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4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5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6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7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8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9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0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1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2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3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4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59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160" style:family="text">
      <style:text-properties fo:font-size="11.00pt" fo:font-weight="bold" fo:font-family="Tahoma" style:font-family-asian="Tahoma" style:font-family-complex="Tahoma" fo:background-color="transparent" style:use-window-font-color="true"/>
    </style:style>
    <style:style style:name="T16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6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7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8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19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0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1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2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3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4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5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6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7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8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T209" style:family="text">
      <style:text-properties fo:font-size="11.00pt" fo:font-weight="normal" fo:font-family="Tahoma" style:font-family-asian="Tahoma" style:font-family-complex="Tahoma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right" fo:margin-bottom="10.00pt"/>
    </style:style>
    <style:style style:name="P3" style:family="paragraph">
      <style:paragraph-properties fo:line-height="115.00%" fo:text-align="right" fo:margin-bottom="10.00pt" style:writing-mode="rl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right" fo:margin-bottom="10.00pt" style:writing-mode="rl"/>
    </style:style>
    <style:style style:name="P5" style:family="paragraph">
      <style:paragraph-properties fo:line-height="115.00%" fo:text-align="right" fo:margin-bottom="10.00pt" style:writing-mode="rl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right" fo:margin-bottom="10.00pt" style:writing-mode="rl"/>
    </style:style>
    <style:style style:name="P7" style:family="paragraph">
      <style:paragraph-properties fo:line-height="115.00%" fo:text-align="right" fo:margin-bottom="10.00pt" style:writing-mode="rl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right" fo:margin-bottom="10.00pt" style:writing-mode="rl"/>
    </style:style>
    <style:style style:name="P9" style:family="paragraph">
      <style:paragraph-properties fo:line-height="115.00%" fo:text-align="right" fo:margin-bottom="10.00pt" style:writing-mode="rl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right" fo:margin-bottom="10.00pt" style:writing-mode="rl"/>
    </style:style>
    <style:style style:name="P11" style:family="paragraph">
      <style:paragraph-properties fo:line-height="115.00%" fo:text-align="right" fo:margin-bottom="10.00pt" style:writing-mode="rl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right" fo:margin-bottom="10.00pt" style:writing-mode="rl"/>
    </style:style>
    <style:style style:name="P13" style:family="paragraph">
      <style:paragraph-properties fo:line-height="115.00%" fo:text-align="right" fo:margin-bottom="10.00pt" style:writing-mode="rl"/>
    </style:style>
  </office:automatic-styles>
  <office:body>
    <office:text>
      <text:p text:style-name="P1"><text:span text:style-name="T1">آنالیز وب سایت آموزشگاه آنلاین</text:span><text:span text:style-name="T2"/></text:p>
      <text:p text:style-name="P1"><text:span text:style-name="T3">سایت شامل دو بخش اصلی مدیریت و کاربری میباشد</text:span><text:span text:style-name="T4"/></text:p>
      <text:p text:style-name="P2"><text:span text:style-name="T5">بخش مدیریت<text:s/></text:span><text:span text:style-name="T6">:</text:span><text:span text:style-name="T7"/></text:p>
      <text:p text:style-name="P2"><text:span text:style-name="T8">در این بخش کاربران سه سطح دسترسی مختلف دارند که شامل</text:span><text:span text:style-name="T9"/></text:p>
      <text:p text:style-name="P3"><text:span text:style-name="T10">A</text:span><text:span text:style-name="T11"><text:s/></text:span><text:span text:style-name="T12">-<text:s/></text:span><text:span text:style-name="T13">مدیریت<text:s/></text:span><text:span text:style-name="T14"/></text:p>
      <text:p text:style-name="P3"><text:span text:style-name="T15">B</text:span><text:span text:style-name="T16"><text:s/>-<text:s/></text:span><text:span text:style-name="T17">حسابداری</text:span><text:span text:style-name="T18"/></text:p>
      <text:p text:style-name="P3"><text:span text:style-name="T19">C</text:span><text:span text:style-name="T20"><text:s/>-<text:s/></text:span><text:span text:style-name="T21">اساتید</text:span><text:span text:style-name="T22"/></text:p>
      <text:p text:style-name="P3"><text:span text:style-name="T23">به اختصار در جلو هر امکان با قراردن کد مدیریت مشخص میکنیم سطح دسترسی کاربر به چه شکلی خواهد بود</text:span><text:span text:style-name="T24"/></text:p>
      <text:p text:style-name="P3"><text:span text:style-name="T25">1</text:span><text:span text:style-name="T26"><text:s/></text:span><text:span text:style-name="T27">-<text:s/></text:span><text:span text:style-name="T28">تعریف و مدیریت کاربران مانند حسابداری و اساتید<text:s/></text:span><text:span text:style-name="T29">(</text:span><text:span text:style-name="T30">A</text:span><text:span text:style-name="T31">)</text:span><text:span text:style-name="T32"/></text:p>
      <text:p text:style-name="P3"><text:span text:style-name="T33">2</text:span><text:span text:style-name="T34"><text:s/></text:span><text:span text:style-name="T35">-<text:s/></text:span><text:span text:style-name="T36">حساب های مالی<text:s/></text:span><text:span text:style-name="T37">(</text:span><text:span text:style-name="T38">AB</text:span><text:span text:style-name="T39">)</text:span><text:span text:style-name="T40"/></text:p>
      <text:list text:style-name="L4">
        <text:list-item>
          <text:p text:style-name="P4"><text:span text:style-name="T41">امکان کم و زیاد کردن موجودی مالی کاربران<text:s/></text:span><text:span text:style-name="T42"/></text:p>
        </text:list-item>
        <text:list-item>
          <text:p text:style-name="P4"><text:span text:style-name="T43">گزارشگیری از تراکنشات مالی</text:span><text:span text:style-name="T44"/></text:p>
        </text:list-item>
      </text:list>
      <text:p text:style-name="P5"><text:span text:style-name="T45">3</text:span><text:span text:style-name="T46"><text:s/></text:span><text:span text:style-name="T47">-<text:s/></text:span><text:span text:style-name="T48">تعریف گروه های اموزشی مانند<text:s/></text:span><text:span text:style-name="T49">IT</text:span><text:span text:style-name="T50"><text:s/></text:span><text:span text:style-name="T51">، ریاضی یا زبان<text:s/></text:span><text:span text:style-name="T52">(</text:span><text:span text:style-name="T53">A</text:span><text:span text:style-name="T54">)</text:span><text:span text:style-name="T55"/></text:p>
      <text:p text:style-name="P5"><text:span text:style-name="T56">4</text:span><text:span text:style-name="T57"><text:s/></text:span><text:span text:style-name="T58">-<text:s/></text:span><text:span text:style-name="T59">تعریف دوره های آموزشی که شامل قابلیت های زیر باشد<text:s/></text:span><text:span text:style-name="T60"/></text:p>
      <text:list text:style-name="L6">
        <text:list-item>
          <text:p text:style-name="P6"><text:span text:style-name="T61">تعریف هزینه ثابت<text:s/></text:span><text:span text:style-name="T62">(A)</text:span><text:span text:style-name="T63"><text:s/></text:span><text:span text:style-name="T64"/></text:p>
        </text:list-item>
        <text:list-item>
          <text:p text:style-name="P6"><text:span text:style-name="T65">تعریف ظرفیت<text:s text:c="2"/></text:span><text:span text:style-name="T66">(A)</text:span><text:span text:style-name="T67"/></text:p>
        </text:list-item>
        <text:list-item>
          <text:p text:style-name="P6"><text:span text:style-name="T68">تعریف جدول زمانی مشخص<text:s/></text:span><text:span text:style-name="T69">A)</text:span><text:span text:style-name="T70">)</text:span><text:span text:style-name="T71"/></text:p>
        </text:list-item>
        <text:list-item>
          <text:p text:style-name="P6"><text:span text:style-name="T72">مدت زمان دوره<text:s/></text:span><text:span text:style-name="T73">(A)</text:span><text:span text:style-name="T74"/></text:p>
        </text:list-item>
        <text:list-item>
          <text:p text:style-name="P6"><text:span text:style-name="T75">تعریف اساتید</text:span><text:span text:style-name="T76"><text:s/></text:span><text:span text:style-name="T77">(A)</text:span><text:span text:style-name="T78"/></text:p>
        </text:list-item>
        <text:list-item>
          <text:p text:style-name="P6"><text:span text:style-name="T79">قراردادن مقالات و داکیومنت های دوره در کلاس<text:s/></text:span><text:span text:style-name="T80">(AC)</text:span><text:span text:style-name="T81"/></text:p>
        </text:list-item>
      </text:list>
      <text:p text:style-name="P7"><text:span text:style-name="T82">5</text:span><text:span text:style-name="T83"><text:s/></text:span><text:span text:style-name="T84">-<text:s/></text:span><text:span text:style-name="T85">بخش دانشجویی</text:span><text:span text:style-name="T86"/></text:p>
      <text:list text:style-name="L8">
        <text:list-item>
          <text:p text:style-name="P8"><text:span text:style-name="T87">مشاهده وضعیت کل دانشجویان</text:span><text:span text:style-name="T88"><text:s/></text:span><text:span text:style-name="T89">(ABC)</text:span><text:span text:style-name="T90"/></text:p>
        </text:list-item>
        <text:list-item>
          <text:p text:style-name="P8"><text:span text:style-name="T91">مشاهده ، تایید و عدم تایید دانشجویان تازه ثبت نام کرده<text:s/></text:span><text:span text:style-name="T92">(A)</text:span><text:span text:style-name="T93"/></text:p>
        </text:list-item>
        <text:list-item>
          <text:p text:style-name="P8"><text:span text:style-name="T94">مشاهده وضعیت مالی دانشجو<text:s/></text:span><text:span text:style-name="T95">(AB)</text:span><text:span text:style-name="T96"/></text:p>
        </text:list-item>
        <text:list-item>
          <text:p text:style-name="P8"><text:span text:style-name="T97">امکان معلق کردن دانشجو از دوره<text:s/></text:span><text:span text:style-name="T98">(AC)</text:span><text:span text:style-name="T99"/></text:p>
        </text:list-item>
        <text:list-item>
          <text:p text:style-name="P8"><text:span text:style-name="T100">امکان معلق کردن دانشجو از سایت<text:s/></text:span><text:span text:style-name="T101">(A)</text:span><text:span text:style-name="T102"/></text:p>
        </text:list-item>
        <text:list-item>
          <text:p text:style-name="P8"><text:span text:style-name="T103">امکان اضافه کردن دانشجو در دوره<text:s/></text:span><text:span text:style-name="T104">(</text:span><text:span text:style-name="T105">AC</text:span><text:span text:style-name="T106">)</text:span><text:span text:style-name="T107"/></text:p>
        </text:list-item>
        <text:list-item>
          <text:p text:style-name="P8"><text:span text:style-name="T108">امکان مشاهده ریز آزمونها و نمرات کسب شده<text:s text:c="2"/></text:span><text:span text:style-name="T109">(</text:span><text:span text:style-name="T110">AC</text:span><text:span text:style-name="T111">)</text:span><text:span text:style-name="T112"/></text:p>
        </text:list-item>
      </text:list>
      <text:p text:style-name="P9"><text:span text:style-name="T113">6</text:span><text:span text:style-name="T114"><text:s/></text:span><text:span text:style-name="T115">-<text:s/></text:span><text:span text:style-name="T116">بخش آزمون آنلاین<text:s/></text:span><text:span text:style-name="T117">(AC)</text:span><text:span text:style-name="T118"/></text:p>
      <text:list text:style-name="L10">
        <text:list-item>
          <text:p text:style-name="P10"><text:span text:style-name="T119">تعریف ازمون ، سوالات و جوابها</text:span><text:span text:style-name="T120"/></text:p>
        </text:list-item>
        <text:list-item>
          <text:p text:style-name="P10"><text:span text:style-name="T121">تعریف زمان آزمون<text:s/></text:span><text:span text:style-name="T122">(</text:span><text:span text:style-name="T123">در تاریخ خاص یا در هر زمانی که دانشجو اقدام به ازمون کند</text:span><text:span text:style-name="T124">)</text:span><text:span text:style-name="T125"/></text:p>
        </text:list-item>
        <text:list-item>
          <text:p text:style-name="P10"><text:span text:style-name="T126">جواب ازمون ها میتواند به صورت انتخاب چند گزینه ای و یا انتخاب تک گزینه ای جواب باشد</text:span><text:span text:style-name="T127">.</text:span><text:span text:style-name="T128"/></text:p>
        </text:list-item>
        <text:list-item>
          <text:p text:style-name="P10"><text:span text:style-name="T129">جواب ها باید به صورت رندم جابجا شود</text:span><text:span text:style-name="T130"/></text:p>
        </text:list-item>
        <text:list-item>
          <text:p text:style-name="P10"><text:span text:style-name="T131">سوالها در صورت نیاز میتواند به صورت رندم جابجا شود</text:span><text:span text:style-name="T132"/></text:p>
        </text:list-item>
        <text:list-item>
          <text:p text:style-name="P10"><text:span text:style-name="T133">امکان تعریف نتیجه ازمون در پایان آزمون یا عدم ارایه نتیجه</text:span><text:span text:style-name="T134"/></text:p>
        </text:list-item>
        <text:list-item>
          <text:p text:style-name="P10"><text:span text:style-name="T135">تعریف سوال های ازمون را باید توسط ادیتور پیشرفته تحت وب انجام داد یعنی امکاناتی همچون<text:s/></text:span><text:span text:style-name="T136">bold</text:span><text:span text:style-name="T137"><text:s/>کردن و اضافه کردن عکس و<text:s/></text:span><text:span text:style-name="T138">...<text:s/></text:span><text:span text:style-name="T139"/></text:p>
        </text:list-item>
      </text:list>
      <text:p text:style-name="P11"><text:span text:style-name="T140">7</text:span><text:span text:style-name="T141"><text:s/></text:span><text:span text:style-name="T142">-<text:s/></text:span><text:span text:style-name="T143">بخش مدیریت دوره</text:span><text:span text:style-name="T144"/></text:p>
      <text:p text:style-name="P11"><text:span text:style-name="T145">9</text:span><text:span text:style-name="T146"><text:s/></text:span><text:span text:style-name="T147">-<text:s/></text:span><text:span text:style-name="T148">بخش اطلاع رسانی همگانی<text:s/></text:span><text:span text:style-name="T149">(</text:span><text:span text:style-name="T150">A</text:span><text:span text:style-name="T151">)</text:span><text:span text:style-name="T152"/></text:p>
      <text:p text:style-name="P11"><text:span text:style-name="T153">10</text:span><text:span text:style-name="T154"><text:s/></text:span><text:span text:style-name="T155">-<text:s/></text:span><text:span text:style-name="T156">بخش ارسال پیام از خصوصی به کاربران<text:s/></text:span><text:span text:style-name="T157">(AC)</text:span><text:span text:style-name="T158"/></text:p>
      <text:p text:style-name="P11"><text:span text:style-name="T158"/></text:p>
      <text:p text:style-name="P11"><text:span text:style-name="T159">بخش کاربران<text:s/></text:span><text:span text:style-name="T160">:</text:span><text:span text:style-name="T161"/></text:p>
      <text:p text:style-name="P11"><text:span text:style-name="T162">1</text:span><text:span text:style-name="T163"><text:s/></text:span><text:span text:style-name="T164">-<text:s/></text:span><text:span text:style-name="T165">ثبت نام<text:s/></text:span><text:span text:style-name="T166">(</text:span><text:span text:style-name="T167">ایمیل<text:s/></text:span><text:span text:style-name="T168">-<text:s/></text:span><text:span text:style-name="T169">موبایل<text:s/></text:span><text:span text:style-name="T170">-<text:s/></text:span><text:span text:style-name="T171">نام و فامیل<text:s/></text:span><text:span text:style-name="T172">-<text:s/></text:span><text:span text:style-name="T173">گروه<text:s/></text:span><text:span text:style-name="T174">-<text:s/></text:span><text:span text:style-name="T175">سن<text:s/></text:span><text:span text:style-name="T176">-<text:s/></text:span><text:span text:style-name="T177">جنسیت<text:s/></text:span><text:span text:style-name="T178">-<text:s/></text:span><text:span text:style-name="T179">شماره ملی<text:s/></text:span><text:span text:style-name="T180">)</text:span><text:span text:style-name="T181"/></text:p>
      <text:p text:style-name="P11"><text:span text:style-name="T182">2</text:span><text:span text:style-name="T183"><text:s/>-<text:s/></text:span><text:span text:style-name="T184">بخش دوره ها</text:span><text:span text:style-name="T185"/></text:p>
      <text:list text:style-name="L12">
        <text:list-item>
          <text:p text:style-name="P12"><text:span text:style-name="T186">لیست دوره ها</text:span><text:span text:style-name="T187"/></text:p>
        </text:list-item>
        <text:list-item>
          <text:p text:style-name="P12"><text:span text:style-name="T188">امکان ثبت نام در دوره ها</text:span><text:span text:style-name="T189"/></text:p>
        </text:list-item>
        <text:list-item>
          <text:p text:style-name="P12"><text:span text:style-name="T190">مشاهده ی مقالات و داکیومنت های قرار داده شده در دوره</text:span><text:span text:style-name="T191"/></text:p>
        </text:list-item>
        <text:list-item>
          <text:p text:style-name="P12"><text:span text:style-name="T192">مشاهده ازمون ها<text:s/></text:span><text:span text:style-name="T193"/></text:p>
        </text:list-item>
        <text:list-item>
          <text:p text:style-name="P12"><text:span text:style-name="T194">شرکت در ازمون های انلاین</text:span><text:span text:style-name="T195"/></text:p>
        </text:list-item>
        <text:list-item>
          <text:p text:style-name="P12"><text:span text:style-name="T196">مشاهده آزمون های داده شده و نتیجه ازمون ها</text:span><text:span text:style-name="T197"/></text:p>
        </text:list-item>
        <text:list-item>
          <text:p text:style-name="P12"><text:span text:style-name="T198">ارسال پیام به استاد دوره</text:span><text:span text:style-name="T199"/></text:p>
        </text:list-item>
      </text:list>
      <text:p text:style-name="P13"><text:span text:style-name="T200">3</text:span><text:span text:style-name="T201"><text:s/>-<text:s/></text:span><text:span text:style-name="T202">مشاهده پیام های عمومی و خصوصی</text:span><text:span text:style-name="T203"/></text:p>
      <text:p text:style-name="P13"><text:span text:style-name="T204">4</text:span><text:span text:style-name="T205"><text:s/>-<text:s/></text:span><text:span text:style-name="T206">سیستم ناتیفیکیشن برای هشدار پیام ها ی خصوصی و عمومی و مقالات و<text:s/></text:span><text:span text:style-name="T207">...<text:s/></text:span><text:span text:style-name="T208">اضافه شده به سایت و مربوط به کاربر</text:span><text:span text:style-name="T2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